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2b8bc" officeooo:paragraph-rsid="0002b8b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2b8bc" officeooo:paragraph-rsid="0002b8bc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87285" officeooo:paragraph-rsid="00087285" style:font-size-asian="10.5pt" style:font-weight-asian="bold" style:font-size-complex="12pt" style:font-weight-complex="bold"/>
    </style:style>
    <style:style style:name="T1" style:family="text">
      <style:text-properties fo:font-weight="normal" officeooo:rsid="0003b5ac" style:font-weight-asian="normal" style:font-weight-complex="normal"/>
    </style:style>
    <style:style style:name="T2" style:family="text">
      <style:text-properties fo:font-weight="normal" officeooo:rsid="0005832b" style:font-weight-asian="normal" style:font-weight-complex="normal"/>
    </style:style>
    <style:style style:name="T3" style:family="text">
      <style:text-properties fo:font-weight="normal" officeooo:rsid="00068ee6" style:font-weight-asian="normal" style:font-weight-complex="normal"/>
    </style:style>
    <style:style style:name="T4" style:family="text">
      <style:text-properties fo:font-style="italic" fo:font-weight="normal" officeooo:rsid="00068ee6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087285" style:font-style-asian="italic" style:font-weight-asian="normal" style:font-style-complex="italic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087285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ório – Introdução a teoria dos jogos</text:p>
      <text:p text:style-name="P1"/>
      <text:p text:style-name="P2">Cap 1:</text:p>
      <text:p text:style-name="P2"><text:tab/></text:p>
      <text:p text:style-name="P2"><text:tab/><text:span text:style-name="T1">Na introdução é explicado que este artigo tratará da teoria econômica dos jogos.</text:span></text:p>
      <text:p text:style-name="P2"><text:span text:style-name="T1"><text:tab/></text:span><text:span text:style-name="T2">Sua história se inicia </text:span><text:span text:style-name="T3">no século XVIII coim a análise de um jogo de cartas, no século XIX com o trabalho sobre o duopólio. Em 1913 foi publicado o primeiro teorama a respeito da teoria dos jogos onde o xadrez é descrito como um jogo </text:span><text:span text:style-name="T4">estritamente determinado. </text:span><text:span text:style-name="T7">Após vários artigos a respeito, em 1994 um trabalho a respeito da teoria dos jogos recebeu um preemio nobel.</text:span></text:p>
      <text:p text:style-name="P2"><text:span text:style-name="T7"/></text:p>
      <text:p text:style-name="P3"><text:span text:style-name="T7">P</text:span><text:span text:style-name="T6">arei no 1.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15:30:06.456699526</meta:creation-date>
    <dc:date>2017-02-22T16:52:31.875753138</dc:date>
    <meta:editing-duration>PT11M33S</meta:editing-duration>
    <meta:editing-cycles>2</meta:editing-cycles>
    <meta:generator>LibreOffice/5.1.4.2$Linux_x86 LibreOffice_project/10m0$Build-2</meta:generator>
    <meta:document-statistic meta:table-count="0" meta:image-count="0" meta:object-count="0" meta:page-count="1" meta:paragraph-count="6" meta:word-count="90" meta:character-count="509" meta:non-whitespace-character-count="420"/>
  </office:meta>
</office:document-meta>
</file>